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Dax" svg:font-family="Dax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5.8cm" fo:min-width="3.9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3.9cm"/>
    </style:style>
    <style:style style:name="gr3" style:family="graphic" style:parent-style-name="standard">
      <style:graphic-properties svg:stroke-color="#000000" draw:fill="hatch" draw:fill-color="#666666" draw:fill-hatch-name="Black_20_45_20_Degrees" draw:opacity="50%" draw:textarea-horizontal-align="justify" draw:textarea-vertical-align="middle" draw:auto-grow-height="false" fo:min-height="0.75cm" fo:min-width="3.9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4.75cm" fo:min-width="3.9cm"/>
    </style:style>
    <style:style style:name="gr5" style:family="graphic" style:parent-style-name="standard">
      <style:graphic-properties svg:stroke-color="#3333ff" draw:fill-color="#9999ff" draw:textarea-horizontal-align="justify" draw:textarea-vertical-align="middle" draw:auto-grow-height="false" fo:min-height="1.75cm" fo:min-width="3.9cm" fo:wrap-option="wrap"/>
    </style:style>
    <style:style style:name="gr6" style:family="graphic" style:parent-style-name="standard">
      <style:graphic-properties svg:stroke-color="#000000" draw:fill-color="#ff9999" draw:textarea-horizontal-align="justify" draw:textarea-vertical-align="middle" draw:auto-grow-height="false" fo:min-height="0.75cm" fo:min-width="3.9cm"/>
    </style:style>
    <style:style style:name="gr7" style:family="graphic" style:parent-style-name="standard">
      <style:graphic-properties svg:stroke-color="#3333ff" draw:fill-color="#9999ff" draw:textarea-horizontal-align="justify" draw:textarea-vertical-align="middle" draw:auto-grow-height="false" fo:min-height="2.25cm" fo:min-width="3.9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9999" draw:textarea-horizontal-align="justify" draw:textarea-vertical-align="middle" draw:auto-grow-height="false" fo:min-height="1.75cm" fo:min-width="3.9cm"/>
    </style:style>
    <style:style style:name="gr10" style:family="graphic" style:parent-style-name="standard">
      <style:graphic-properties svg:stroke-color="#ff9900" draw:fill-color="#ff9900" draw:textarea-horizontal-align="justify" draw:textarea-vertical-align="middle" draw:auto-grow-height="false" fo:min-height="2.25cm" fo:min-width="3.9cm" fo:wrap-option="wrap"/>
    </style:style>
    <style:style style:name="gr11" style:family="graphic" style:parent-style-name="standard">
      <style:graphic-properties svg:stroke-color="#3333ff" draw:fill-color="#9999ff" draw:textarea-horizontal-align="justify" draw:textarea-vertical-align="middle" draw:auto-grow-height="false" fo:min-height="4.75cm" fo:min-width="3.9cm"/>
    </style:style>
    <style:style style:name="gr12" style:family="graphic" style:parent-style-name="standard">
      <style:graphic-properties svg:stroke-color="#3333ff" draw:fill-color="#6666ff" draw:textarea-horizontal-align="justify" draw:textarea-vertical-align="middle" draw:auto-grow-height="false" fo:min-height="0.85cm" fo:min-width="3.9cm" fo:wrap-option="wrap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.486cm" fo:min-width="6.152cm"/>
    </style:style>
    <style:style style:name="gr14" style:family="graphic" style:parent-style-name="standard">
      <style:graphic-properties svg:stroke-color="#99ff99" draw:fill-color="#99cc99" draw:textarea-horizontal-align="justify" draw:textarea-vertical-align="middle" draw:auto-grow-height="false" fo:min-height="2.25cm" fo:min-width="3.9cm" fo:wrap-option="wrap"/>
    </style:style>
    <style:style style:name="gr15" style:family="graphic" style:parent-style-name="standard">
      <style:graphic-properties svg:stroke-color="#99ff99" draw:fill-color="#99cc99" draw:textarea-horizontal-align="justify" draw:textarea-vertical-align="middle" draw:auto-grow-height="false" fo:min-height="2.65cm" fo:min-width="3.9cm" fo:wrap-option="wrap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40.352cm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2.572cm" fo:min-width="40.352cm"/>
    </style:style>
    <style:style style:name="gr1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.486cm" fo:min-width="3.552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8.072cm"/>
    </style:style>
    <style:style style:name="gr20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1.486cm" fo:min-width="6.946cm"/>
    </style:style>
    <style:style style:name="gr21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1.486cm" fo:min-width="9.217cm" fo:wrap-option="wrap"/>
    </style:style>
    <style:style style:name="gr22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9.217cm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1.487cm" fo:min-width="8.073cm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1.485cm" fo:min-width="9.042cm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8.073cm"/>
    </style:style>
    <style:style style:name="gr26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8.929cm"/>
    </style:style>
    <style:style style:name="gr27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8.927cm"/>
    </style:style>
    <style:style style:name="gr28" style:family="graphic" style:parent-style-name="standard">
      <style:graphic-properties svg:stroke-color="#000000" draw:fill-color="#ff9900" draw:textarea-horizontal-align="justify" draw:textarea-vertical-align="middle" draw:auto-grow-height="false" fo:min-height="1.486cm" fo:min-width="8.929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0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9.042cm"/>
    </style:style>
    <style:style style:name="gr31" style:family="graphic" style:parent-style-name="standard">
      <style:graphic-properties svg:stroke-color="#000000" draw:fill-color="#ff9900" draw:textarea-horizontal-align="justify" draw:textarea-vertical-align="middle" draw:auto-grow-height="false" fo:min-height="1.485cm" fo:min-width="8.926cm"/>
    </style:style>
    <style:style style:name="gr32" style:family="graphic" style:parent-style-name="standard">
      <style:graphic-properties svg:stroke-color="#000000" draw:fill-color="#ff9900" draw:textarea-horizontal-align="justify" draw:textarea-vertical-align="middle" draw:auto-grow-height="false" fo:min-height="1.486cm" fo:min-width="8.92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485cm" fo:min-width="8.072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485cm" fo:min-width="9.217cm"/>
    </style:style>
    <style:style style:name="gr3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6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12.721cm"/>
    </style:style>
    <style:style style:name="gr37" style:family="graphic" style:parent-style-name="standard">
      <style:graphic-properties svg:stroke-color="#000000" draw:fill-color="#b2b2b2" draw:textarea-horizontal-align="justify" draw:textarea-vertical-align="middle" draw:auto-grow-height="false" fo:min-height="1.487cm" fo:min-width="25.3cm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14.4cm"/>
    </style:style>
    <style:style style:name="gr39" style:family="graphic" style:parent-style-name="standard">
      <style:graphic-properties svg:stroke-color="#000000" draw:fill-color="#b2b2b2" draw:textarea-horizontal-align="justify" draw:textarea-vertical-align="middle" draw:auto-grow-height="false" fo:min-height="1.485cm" fo:min-width="12.852cm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486cm" fo:min-width="21.9cm"/>
    </style:style>
    <style:style style:name="gr41" style:family="graphic" style:parent-style-name="standard">
      <style:graphic-properties svg:stroke-color="#ff3333" draw:fill-color="#ff9999" draw:textarea-horizontal-align="justify" draw:textarea-vertical-align="middle" draw:auto-grow-height="false" fo:min-height="1.485cm" fo:min-width="34.352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  <style:text-properties fo:color="#ffffff" style:font-name="Dax"/>
    </style:style>
    <style:style style:name="P3" style:family="paragraph">
      <loext:graphic-properties draw:fill-color="#b2b2b2"/>
      <style:paragraph-properties fo:text-align="center"/>
      <style:text-properties fo:color="#ffffff" style:font-name="Dax"/>
    </style:style>
    <style:style style:name="P4" style:family="paragraph">
      <loext:graphic-properties draw:fill="hatch" draw:fill-color="#666666" draw:fill-hatch-name="Black_20_45_20_Degrees" draw:opacity="50%"/>
      <style:paragraph-properties fo:text-align="center"/>
      <style:text-properties fo:color="#000000" style:font-name="Dax" fo:font-style="normal" style:font-style-asian="normal" style:font-style-complex="normal"/>
    </style:style>
    <style:style style:name="P5" style:family="paragraph">
      <loext:graphic-properties draw:fill="hatch" draw:fill-color="#666666" draw:fill-hatch-name="Black_20_45_20_Degrees" draw:opacity="50%"/>
      <style:paragraph-properties fo:text-align="center"/>
      <style:text-properties fo:color="#000000" style:font-name="Dax"/>
    </style:style>
    <style:style style:name="P6" style:family="paragraph">
      <loext:graphic-properties draw:fill-color="#9999ff"/>
      <style:paragraph-properties fo:text-align="center"/>
      <style:text-properties fo:color="#ffffff" style:font-name="Dax"/>
    </style:style>
    <style:style style:name="P7" style:family="paragraph">
      <loext:graphic-properties draw:fill-color="#ff9999"/>
      <style:paragraph-properties fo:text-align="center"/>
      <style:text-properties fo:color="#ffffff" style:font-name="Dax"/>
    </style:style>
    <style:style style:name="P8" style:family="paragraph">
      <loext:graphic-properties draw:fill="none"/>
      <style:paragraph-properties fo:text-align="center"/>
      <style:text-properties style:font-name="Dax"/>
    </style:style>
    <style:style style:name="P9" style:family="paragraph">
      <loext:graphic-properties draw:fill-color="#ff9900"/>
      <style:paragraph-properties fo:text-align="center"/>
      <style:text-properties fo:color="#ffffff" style:font-name="Dax"/>
    </style:style>
    <style:style style:name="P10" style:family="paragraph">
      <loext:graphic-properties draw:fill="none"/>
      <style:paragraph-properties fo:text-align="end"/>
      <style:text-properties style:font-name="Dax"/>
    </style:style>
    <style:style style:name="P11" style:family="paragraph">
      <loext:graphic-properties draw:fill-color="#6666ff"/>
      <style:paragraph-properties fo:text-align="center"/>
      <style:text-properties fo:color="#ffffff" style:font-name="Dax"/>
    </style:style>
    <style:style style:name="P12" style:family="paragraph">
      <style:paragraph-properties fo:text-align="center" style:text-autospace="none" style:line-break="normal" style:writing-mode="page"/>
      <style:text-properties fo:hyphenate="false"/>
    </style:style>
    <style:style style:name="P13" style:family="paragraph">
      <loext:graphic-properties draw:fill-color="#000000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-color="#99cc99"/>
      <style:paragraph-properties fo:text-align="center"/>
      <style:text-properties fo:color="#ffffff" style:font-name="Dax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2b2b2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Lucida Console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-color="#cccccc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-color="#b2b2b2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Lucida Console1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-color="#b2b2b2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none" draw:fill-color="#b2b2b2"/>
      <style:paragraph-properties fo:text-align="center" style:text-autospace="none" style:line-break="normal" style:writing-mode="page"/>
      <style:text-properties fo:color="#808080" style:text-outline="false" style:text-line-through-style="none" style:text-line-through-type="none" style:font-name="Dax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-color="#b2b2b2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text-align="center"/>
      <style:text-properties style:font-name="Dax" fo:font-size="18pt"/>
    </style:style>
    <style:style style:name="P23" style:family="paragraph">
      <loext:graphic-properties draw:fill-color="#ff9900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-color="#ff9999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font-name="Dax"/>
    </style:style>
    <style:style style:name="T2" style:family="text">
      <style:text-properties fo:color="#000000" style:font-name="Dax" fo:font-style="normal" style:font-style-asian="normal" style:font-style-complex="normal"/>
    </style:style>
    <style:style style:name="T3" style:family="text">
      <style:text-properties fo:color="#000000" style:font-name="Dax"/>
    </style:style>
    <style:style style:name="T4" style:family="text"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ucida Console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ucida Console1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style:text-outline="false" style:text-line-through-style="none" style:text-line-through-type="none" style:font-name="Dax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Dax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4cm" svg:height="6.05cm" svg:x="3.2cm" svg:y="3.35cm">
          <text:p text:style-name="P1"><text:span text:style-name="T1">BAS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4.4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5.4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6.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7.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cm" svg:height="1cm" svg:x="7.6cm" svg:y="8.4cm">
          <text:p text:style-name="P1"><text:span text:style-name="T2">Etat d’activité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5cm" svg:x="3.2cm" svg:y="10.8cm">
          <text:p text:style-name="P1"><text:span text:style-name="T1">SII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4cm" svg:height="1cm" svg:x="7.6cm" svg:y="10.8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cm" svg:height="1cm" svg:x="7.6cm" svg:y="11.8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cm" svg:height="1cm" svg:x="7.6cm" svg:y="12.8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cm" svg:height="1cm" svg:x="7.6cm" svg:y="13.8cm"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14.8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5cm" svg:x="3.2cm" svg:y="16.3cm">
          <text:p text:style-name="P1"><text:span text:style-name="T1">BASI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16.3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17.3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cm" svg:height="1cm" svg:x="7.6cm" svg:y="18.3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19.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7.6cm" svg:y="20.3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4cm" svg:height="2cm" svg:x="14.8cm" svg:y="4.4cm">
          <text:p text:style-name="P1"><text:span text:style-name="T1">Site web BAS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4cm" svg:height="5cm" svg:x="20.6cm" svg:y="4.4cm">
          <text:p text:style-name="P1"><text:span text:style-name="T1">BAS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4.4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5.4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4cm" svg:height="1cm" svg:x="25cm" svg:y="6.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7.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1cm" svg:x="25cm" svg:y="8.4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4cm" svg:height="2.5cm" svg:x="14.7cm" svg:y="12cm">
          <text:p text:style-name="P1"><text:span text:style-name="T1">SIRENE géocodée c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4cm" svg:height="5cm" svg:x="20.6cm" svg:y="10.8cm">
          <text:p text:style-name="P1"><text:span text:style-name="T1">BASI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10.8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11.8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4.4cm" svg:height="1cm" svg:x="25cm" svg:y="12.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1cm" svg:x="25cm" svg:y="13.8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25cm" svg:y="14.8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9.2cm" svg:y1="5.4cm" svg:x2="20.6cm" svg:y2="6.9cm" draw:start-shape="id1" draw:start-glue-point="1" draw:end-shape="id2" draw:end-glue-point="3" svg:d="M19200 5400c1050 0 350 1500 1400 1500" svg:viewBox="0 0 1401 1501">
          <text:p/>
        </draw:connector>
        <draw:connector draw:style-name="gr8" draw:text-style-name="P8" draw:layer="layout" draw:type="curve" svg:x1="19.1cm" svg:y1="13.25cm" svg:x2="20.6cm" svg:y2="13.3cm" draw:start-shape="id3" draw:start-glue-point="1" draw:end-shape="id4" draw:end-glue-point="3" svg:d="M19100 13250c1125 0 375 50 1500 50" svg:viewBox="0 0 1501 51">
          <text:p/>
        </draw:connector>
        <draw:connector draw:style-name="gr8" draw:text-style-name="P8" draw:layer="layout" draw:type="curve" svg:x1="12cm" svg:y1="11.3cm" svg:x2="14.7cm" svg:y2="13.25cm" draw:start-shape="id5" draw:start-glue-point="1" draw:end-shape="id3" draw:end-glue-point="3" svg:d="M12000 11300c2025 0 675 1950 2700 1950" svg:viewBox="0 0 2701 1951">
          <text:p/>
        </draw:connector>
        <draw:connector draw:style-name="gr8" draw:text-style-name="P8" draw:layer="layout" draw:type="curve" svg:x1="12cm" svg:y1="12.3cm" svg:x2="14.7cm" svg:y2="13.25cm" draw:start-shape="id6" draw:start-glue-point="1" draw:end-shape="id3" draw:end-glue-point="3" svg:d="M12000 12300c2025 0 675 950 2700 950" svg:viewBox="0 0 2701 951">
          <text:p/>
        </draw:connector>
        <draw:custom-shape draw:style-name="gr2" draw:text-style-name="P3" xml:id="id7" draw:id="id7" draw:layer="layout" svg:width="4.4cm" svg:height="1cm" svg:x="7.6cm" svg:y="3.4cm">
          <text:p text:style-name="P1"><text:span text:style-name="T1">N° BASO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2cm" svg:y1="3.9cm" svg:x2="14.8cm" svg:y2="5.4cm" draw:start-shape="id7" draw:start-glue-point="1" draw:end-shape="id1" svg:d="M12000 3900c2100 0 700 1500 2800 1500" svg:viewBox="0 0 2801 1501">
          <text:p/>
        </draw:connector>
        <draw:custom-shape draw:style-name="gr4" draw:text-style-name="P2" xml:id="id29" draw:id="id29" draw:layer="layout" svg:width="4.4cm" svg:height="5cm" svg:x="38.6cm" svg:y="16.3cm">
          <text:p text:style-name="P1"><text:span text:style-name="T1">BASIA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4.4cm" svg:height="5cm" svg:x="38.5cm" svg:y="4.3cm">
          <text:p text:style-name="P1"><text:span text:style-name="T1">BAS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4.4cm" svg:height="5cm" svg:x="38.5cm" svg:y="10.7cm">
          <text:p text:style-name="P1"><text:span text:style-name="T1">SIII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9.4cm" svg:y1="6.9cm" svg:x2="31.6cm" svg:y2="16.35cm" draw:start-shape="id8" draw:start-glue-point="1" draw:end-shape="id9" draw:end-glue-point="3" svg:d="M29400 6900c1650 0 550 9450 2200 9450" svg:viewBox="0 0 2201 9451">
          <text:p/>
        </draw:connector>
        <draw:connector draw:style-name="gr8" draw:text-style-name="P8" draw:layer="layout" draw:type="curve" svg:x1="29.4cm" svg:y1="13.3cm" svg:x2="31.6cm" svg:y2="16.35cm" draw:start-shape="id10" draw:start-glue-point="1" draw:end-shape="id9" draw:end-glue-point="3" svg:d="M29400 13300c1650 0 550 3050 2200 3050" svg:viewBox="0 0 2201 3051">
          <text:p/>
        </draw:connector>
        <draw:connector draw:style-name="gr8" draw:text-style-name="P8" draw:layer="layout" draw:type="curve" svg:x1="12cm" svg:y1="18.8cm" svg:x2="31.6cm" svg:y2="16.35cm" draw:start-shape="id11" draw:start-glue-point="1" draw:end-shape="id9" draw:end-glue-point="3" svg:d="M12000 18800c14700 0 4900-2450 19600-2450" svg:viewBox="0 0 19601 2451">
          <text:p/>
        </draw:connector>
        <draw:custom-shape draw:style-name="gr2" draw:text-style-name="P3" draw:layer="layout" svg:width="4.4cm" svg:height="1cm" svg:x="42.9cm" svg:y="4.3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2.9cm" svg:y="5.3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4.4cm" svg:height="2cm" svg:x="42.9cm" svg:y="6.3cm">
          <text:p text:style-name="P1"><text:span text:style-name="T1">ge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2.9cm" svg:y="8.3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2.9cm" svg:y="10.7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2.9cm" svg:y="11.7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4" draw:id="id14" draw:layer="layout" svg:width="4.4cm" svg:height="2cm" svg:x="42.9cm" svg:y="12.7cm">
          <text:p text:style-name="P1"><text:span text:style-name="T1">ge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2.9cm" svg:y="14.7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3cm" svg:y="16.3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3cm" svg:y="17.3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5" draw:id="id15" draw:layer="layout" svg:width="4.4cm" svg:height="2cm" svg:x="43cm" svg:y="18.3cm">
          <text:p text:style-name="P1"><text:span text:style-name="T1">ge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43cm" svg:y="20.3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4.4cm" svg:height="2.5cm" svg:x="49.8cm" svg:y="10.8cm">
          <text:p text:style-name="P1"><text:span text:style-name="T1">reprojectio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47.3cm" svg:y1="7.3cm" svg:x2="49.8cm" svg:y2="12.05cm" draw:start-shape="id12" draw:start-glue-point="1" draw:end-shape="id13" svg:d="M47300 7300c1875 0 625 4750 2500 4750" svg:viewBox="0 0 2501 4751">
          <text:p/>
        </draw:connector>
        <draw:connector draw:style-name="gr8" draw:text-style-name="P8" draw:layer="layout" draw:type="curve" svg:x1="47.3cm" svg:y1="13.7cm" svg:x2="49.8cm" svg:y2="12.05cm" draw:start-shape="id14" draw:start-glue-point="1" draw:end-shape="id13" svg:d="M47300 13700c1875 0 625-1650 2500-1650" svg:viewBox="0 0 2501 1651">
          <text:p/>
        </draw:connector>
        <draw:connector draw:style-name="gr8" draw:text-style-name="P8" draw:layer="layout" draw:type="curve" svg:x1="47.4cm" svg:y1="19.3cm" svg:x2="49.8cm" svg:y2="12.05cm" draw:start-shape="id15" draw:start-glue-point="1" draw:end-shape="id13" svg:d="M47400 19300c1800 0 600-7250 2400-7250" svg:viewBox="0 0 2401 7251">
          <text:p/>
        </draw:connector>
        <draw:custom-shape draw:style-name="gr4" draw:text-style-name="P2" xml:id="id18" draw:id="id18" draw:layer="layout" svg:width="4.4cm" svg:height="5cm" svg:x="56.7cm" svg:y="16.2cm">
          <text:p text:style-name="P1"><text:span text:style-name="T1">BASIA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4.4cm" svg:height="5cm" svg:x="56.6cm" svg:y="4.2cm">
          <text:p text:style-name="P1"><text:span text:style-name="T1">BAS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4.4cm" svg:height="5cm" svg:x="56.6cm" svg:y="10.6cm">
          <text:p text:style-name="P1"><text:span text:style-name="T1">SII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4.2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5.2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9" draw:id="id19" draw:layer="layout" svg:width="4.4cm" svg:height="2cm" svg:x="61cm" svg:y="6.2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8.2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10.6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11.6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1" draw:id="id21" draw:layer="layout" svg:width="4.4cm" svg:height="2cm" svg:x="61cm" svg:y="12.6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cm" svg:y="14.6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.1cm" svg:y="16.2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.1cm" svg:y="17.2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2" draw:id="id22" draw:layer="layout" svg:width="4.4cm" svg:height="2cm" svg:x="61.1cm" svg:y="18.2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61.1cm" svg:y="20.2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54.2cm" svg:y1="12.05cm" svg:x2="56.6cm" svg:y2="6.7cm" draw:start-shape="id13" draw:start-glue-point="1" draw:end-shape="id16" draw:end-glue-point="3" svg:d="M54200 12050c1800 0 600-5350 2400-5350" svg:viewBox="0 0 2401 5351">
          <text:p/>
        </draw:connector>
        <draw:connector draw:style-name="gr8" draw:text-style-name="P8" draw:layer="layout" draw:type="curve" svg:x1="54.2cm" svg:y1="12.05cm" svg:x2="56.6cm" svg:y2="13.1cm" draw:start-shape="id13" draw:start-glue-point="1" draw:end-shape="id17" draw:end-glue-point="3" svg:d="M54200 12050c1800 0 600 1050 2400 1050" svg:viewBox="0 0 2401 1051">
          <text:p/>
        </draw:connector>
        <draw:connector draw:style-name="gr8" draw:text-style-name="P8" draw:layer="layout" draw:type="curve" svg:x1="54.2cm" svg:y1="12.05cm" svg:x2="56.7cm" svg:y2="18.7cm" draw:start-shape="id13" draw:start-glue-point="1" draw:end-shape="id18" svg:d="M54200 12050c1875 0 625 6650 2500 6650" svg:viewBox="0 0 2501 6651">
          <text:p/>
        </draw:connector>
        <draw:custom-shape draw:style-name="gr11" draw:text-style-name="P6" xml:id="id26" draw:id="id26" draw:layer="layout" svg:width="4.4cm" svg:height="5cm" svg:x="56.7cm" svg:y="22.6cm">
          <text:p text:style-name="P1"><text:span text:style-name="T1">Fichiers </text:span></text:p>
          <text:p text:style-name="P1"><text:span text:style-name="T1">fonci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0" draw:id="id20" draw:layer="layout" svg:width="4.4cm" svg:height="2.5cm" svg:x="69.6cm" svg:y="12.5cm">
          <text:p text:style-name="P1"><text:span text:style-name="T1">intersectio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5.4cm" svg:y1="7.2cm" svg:x2="69.6cm" svg:y2="13.75cm" draw:start-shape="id19" draw:start-glue-point="1" draw:end-shape="id20" draw:end-glue-point="3" svg:d="M65400 7200c3150 0 1050 6550 4200 6550" svg:viewBox="0 0 4201 6551">
          <text:p/>
        </draw:connector>
        <draw:connector draw:style-name="gr8" draw:text-style-name="P8" draw:layer="layout" draw:type="curve" svg:x1="65.4cm" svg:y1="13.6cm" svg:x2="69.6cm" svg:y2="13.75cm" draw:start-shape="id21" draw:start-glue-point="1" draw:end-shape="id20" svg:d="M65400 13600c3150 0 1050 150 4200 150" svg:viewBox="0 0 4201 151">
          <text:p/>
        </draw:connector>
        <draw:connector draw:style-name="gr8" draw:text-style-name="P8" draw:layer="layout" draw:type="curve" svg:x1="65.5cm" svg:y1="19.2cm" svg:x2="69.6cm" svg:y2="13.75cm" draw:start-shape="id22" draw:end-shape="id20" svg:d="M65500 19200c3075 0 1025-5450 4100-5450" svg:viewBox="0 0 4101 5451">
          <text:p/>
        </draw:connector>
        <draw:custom-shape draw:style-name="gr4" draw:text-style-name="P2" xml:id="id23" draw:id="id23" draw:layer="layout" svg:width="4.4cm" svg:height="5cm" svg:x="76.5cm" svg:y="5.5cm">
          <text:p text:style-name="P1"><text:span text:style-name="T1">BAS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5.5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6.5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4.4cm" svg:height="1cm" svg:x="80.9cm" svg:y="7.5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8.5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1cm" svg:x="80.9cm" svg:y="9.5cm">
          <text:p text:style-name="P1"><text:span text:style-name="T1">f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4.4cm" svg:height="5cm" svg:x="76.5cm" svg:y="11.2cm">
          <text:p text:style-name="P1"><text:span text:style-name="T1">SII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1.2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2.2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" draw:id="id32" draw:layer="layout" svg:width="4.4cm" svg:height="1cm" svg:x="80.9cm" svg:y="13.2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4.2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1cm" svg:x="80.9cm" svg:y="15.2cm">
          <text:p text:style-name="P1"><text:span text:style-name="T1">f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4.4cm" svg:height="5cm" svg:x="76.5cm" svg:y="16.9cm">
          <text:p text:style-name="P1"><text:span text:style-name="T1">BASI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6.9cm">
          <text:p text:style-name="P1"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7.9cm">
          <text:p text:style-name="P1"><text:span text:style-name="T1">Commu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4.4cm" svg:height="1cm" svg:x="80.9cm" svg:y="18.9cm">
          <text:p text:style-name="P1"><text:span text:style-name="T1">geom RGF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80.9cm" svg:y="19.9cm">
          <text:p text:style-name="P1"><text:span text:style-name="T1">Etat d’activité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1cm" svg:x="80.9cm" svg:y="20.9cm">
          <text:p text:style-name="P1"><text:span text:style-name="T1">ff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74cm" svg:y1="13.75cm" svg:x2="76.5cm" svg:y2="8cm" draw:start-shape="id20" draw:start-glue-point="1" draw:end-shape="id23" svg:d="M74000 13750c1875 0 625-5750 2500-5750" svg:viewBox="0 0 2501 5751">
          <text:p/>
        </draw:connector>
        <draw:connector draw:style-name="gr8" draw:text-style-name="P10" draw:layer="layout" draw:type="curve" svg:x1="74cm" svg:y1="13.75cm" svg:x2="76.5cm" svg:y2="13.7cm" draw:start-shape="id20" draw:start-glue-point="1" draw:end-shape="id24" svg:d="M74000 13750c1875 0 625-50 2500-50" svg:viewBox="0 0 2501 51">
          <text:p/>
        </draw:connector>
        <draw:connector draw:style-name="gr8" draw:text-style-name="P10" draw:layer="layout" draw:type="curve" svg:x1="74cm" svg:y1="13.75cm" svg:x2="76.5cm" svg:y2="19.4cm" draw:start-shape="id20" draw:end-shape="id25" svg:d="M74000 13750c1875 0 625 5650 2500 5650" svg:viewBox="0 0 2501 5651">
          <text:p/>
        </draw:connector>
        <draw:connector draw:style-name="gr8" draw:text-style-name="P10" draw:layer="layout" draw:type="curve" svg:x1="61.1cm" svg:y1="25.1cm" svg:x2="71.8cm" svg:y2="15cm" draw:start-shape="id26" draw:start-glue-point="1" draw:end-shape="id20" draw:end-glue-point="2" svg:d="M61100 25100c7134 0 10700-3366 10700-10100" svg:viewBox="0 0 10701 10101">
          <text:p/>
        </draw:connector>
        <draw:custom-shape draw:style-name="gr12" draw:text-style-name="P11" draw:layer="layout" svg:width="4.4cm" svg:height="1.1cm" svg:x="14.8cm" svg:y="3.3cm">
          <text:p text:style-name="P1"><text:span text:style-name="T1">Scrap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4cm" svg:height="1.1cm" svg:x="14.7cm" svg:y="10.9cm">
          <text:p text:style-name="P1"><text:span text:style-name="T1">levenstei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4.4cm" svg:height="2.5cm" svg:x="31.6cm" svg:y="15.1cm">
          <text:p text:style-name="P1"><text:span text:style-name="T1">géocodag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36cm" svg:y1="16.35cm" svg:x2="38.5cm" svg:y2="6.8cm" draw:start-shape="id9" draw:start-glue-point="1" draw:end-shape="id27" svg:d="M36000 16350c1875 0 625-9550 2500-9550" svg:viewBox="0 0 2501 9551">
          <text:p/>
        </draw:connector>
        <draw:connector draw:style-name="gr8" draw:text-style-name="P10" draw:layer="layout" draw:type="curve" svg:x1="36cm" svg:y1="16.35cm" svg:x2="38.5cm" svg:y2="13.2cm" draw:start-shape="id9" draw:start-glue-point="1" draw:end-shape="id28" draw:end-glue-point="3" svg:d="M36000 16350c1875 0 625-3150 2500-3150" svg:viewBox="0 0 2501 3151">
          <text:p/>
        </draw:connector>
        <draw:connector draw:style-name="gr8" draw:text-style-name="P10" draw:layer="layout" draw:type="curve" svg:x1="36cm" svg:y1="16.35cm" svg:x2="38.6cm" svg:y2="18.8cm" draw:start-shape="id9" draw:start-glue-point="1" draw:end-shape="id29" svg:d="M36000 16350c1950 0 650 2450 2600 2450" svg:viewBox="0 0 2601 2451">
          <text:p/>
        </draw:connector>
        <draw:custom-shape draw:style-name="gr13" draw:text-style-name="P13" draw:layer="layout" svg:width="6.652cm" svg:height="1.736cm" svg:x="-0.052cm" svg:y="-0.022cm">
          <text:p text:style-name="P12"><text:span text:style-name="T4">Diagramme génér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1" draw:id="id31" draw:layer="layout" svg:width="4.4cm" svg:height="2.5cm" svg:x="87.8cm" svg:y="12.7cm">
          <text:p text:style-name="P1"><text:span text:style-name="T1">rendu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4" draw:id="id34" draw:layer="layout" svg:width="4.4cm" svg:height="2.5cm" svg:x="94.7cm" svg:y="8.1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5" draw:id="id35" draw:layer="layout" svg:width="4.4cm" svg:height="2.9cm" svg:x="94.9cm" svg:y="16.4cm">
          <text:p text:style-name="P1"><text:span text:style-name="T1">Carte interactive leaflet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85.3cm" svg:y1="8cm" svg:x2="87.8cm" svg:y2="13.95cm" draw:start-shape="id30" draw:start-glue-point="1" draw:end-shape="id31" draw:end-glue-point="3" svg:d="M85300 8000c1875 0 625 5950 2500 5950" svg:viewBox="0 0 2501 5951">
          <text:p/>
        </draw:connector>
        <draw:connector draw:style-name="gr8" draw:text-style-name="P15" draw:layer="layout" draw:type="curve" svg:x1="85.3cm" svg:y1="13.7cm" svg:x2="87.8cm" svg:y2="13.95cm" draw:start-shape="id32" draw:start-glue-point="1" draw:end-shape="id31" draw:end-glue-point="3" svg:d="M85300 13700c1875 0 625 250 2500 250" svg:viewBox="0 0 2501 251">
          <text:p/>
        </draw:connector>
        <draw:connector draw:style-name="gr8" draw:text-style-name="P15" draw:layer="layout" draw:type="curve" svg:x1="85.3cm" svg:y1="19.4cm" svg:x2="87.8cm" svg:y2="13.95cm" draw:start-shape="id33" draw:start-glue-point="1" draw:end-shape="id31" svg:d="M85300 19400c1875 0 625-5450 2500-5450" svg:viewBox="0 0 2501 5451">
          <text:p/>
        </draw:connector>
        <draw:connector draw:style-name="gr8" draw:text-style-name="P15" draw:layer="layout" draw:type="curve" svg:x1="92.2cm" svg:y1="13.95cm" svg:x2="94.7cm" svg:y2="9.35cm" draw:start-shape="id31" draw:start-glue-point="1" draw:end-shape="id34" svg:d="M92200 13950c1875 0 625-4600 2500-4600" svg:viewBox="0 0 2501 4601">
          <text:p/>
        </draw:connector>
        <draw:connector draw:style-name="gr8" draw:text-style-name="P15" draw:layer="layout" draw:type="curve" svg:x1="92.2cm" svg:y1="13.95cm" svg:x2="94.9cm" svg:y2="17.85cm" draw:start-shape="id31" draw:start-glue-point="1" draw:end-shape="id35" svg:d="M92200 13950c2025 0 675 3900 2700 3900" svg:viewBox="0 0 2701 3901">
          <text:p/>
        </draw:connector>
      </draw:page>
      <draw:page draw:name="page2" draw:style-name="dp1" draw:master-page-name="Standard">
        <draw:custom-shape draw:style-name="gr16" draw:text-style-name="P16" draw:layer="layout" svg:width="40.852cm" svg:height="1.736cm" svg:x="1.948cm" svg:y="6.578cm">
          <text:p text:style-name="P12"><text:span text:style-name="T5">//div[strong[text()="Situation technique du site"]]/following-sibling::div[@id="contenu"]/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0.852cm" svg:height="2.822cm" svg:x="1.948cm" svg:y="8.278cm">
          <text:p text:style-name="P12"><text:span text:style-name="T6">Traduction :</text:span></text:p>
          <text:p text:style-name="P12"><text:span text:style-name="T4">Le tableau qui est dans le div de classe contenu qui suit le div qui contient le texte « Situation technique du site »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052cm" svg:height="1.736cm" svg:x="-0.052cm" svg:y="-0.022cm">
          <text:p text:style-name="P12"><text:span text:style-name="T4">BASO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0.852cm" svg:height="1.736cm" svg:x="1.948cm" svg:y="4.878cm">
          <text:p text:style-name="P12"><text:span text:style-name="T5">https://basol.developpement-durable.gouv.fr/fiche.php?page=1&amp;index_sp= + numero_sit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0.852cm" svg:height="1.736cm" svg:x="1.948cm" svg:y="3.178cm">
          <text:p text:style-name="P12"><text:span text:style-name="T7">2.005 =&gt; to_char =&gt; « 2.005 » =&gt; split =&gt; « 2 » « 005 » =&gt; padding =&gt; « 02 » « 0050 » =&gt; concat =&gt; « 02.0050 »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9" draw:text-style-name="P19" draw:layer="layout" svg:width="8.572cm" svg:height="1.736cm" svg:x="1.948cm" svg:y="5.278cm">
          <text:p text:style-name="P12"><text:span text:style-name="T4">EARL DECHERF POSTEL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7.446cm" svg:height="1.736cm" svg:x="1.994cm" svg:y="3cm">
          <text:p text:style-name="P12"><text:span text:style-name="T8">Fichier SIIIC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9.717cm" svg:height="1.736cm" svg:x="12.873cm" svg:y="3cm">
          <text:p text:style-name="P12"><text:span text:style-name="T8">SIRENE géocodée </text:span></text:p>
          <text:p text:style-name="P12"><text:span text:style-name="T8">par cque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9.717cm" svg:height="1.736cm" svg:x="12.873cm" svg:y="5.278cm">
          <text:p text:style-name="P12"><text:span text:style-name="T9">EARL DECHERF POSTEL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8.573cm" svg:height="1.737cm" svg:x="2cm" svg:y="12.397cm">
          <text:p text:style-name="P12"><text:span text:style-name="T9">AUTO SERVICE (SOCIETE….)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xml:id="id43" draw:id="id43" draw:layer="layout" svg:width="9.542cm" svg:height="1.735cm" svg:x="13.048cm" svg:y="12.745cm">
          <text:p text:style-name="P12"><text:span text:style-name="T9">AUTO SERVICES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41" draw:id="id41" draw:layer="layout" svg:width="8.573cm" svg:height="1.736cm" svg:x="2cm" svg:y="17.086cm">
          <text:p text:style-name="P12"><text:span text:style-name="T9">AUBINE ONYX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36" draw:id="id36" draw:layer="layout" svg:width="9.429cm" svg:height="1.736cm" svg:x="13.161cm" svg:y="17.086cm">
          <text:p text:style-name="P12"><text:span text:style-name="T9">AUBINE*THIERRY MAURICE MARCEL/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37" draw:id="id37" draw:layer="layout" svg:width="9.429cm" svg:height="1.736cm" svg:x="13.161cm" svg:y="20.386cm">
          <text:p text:style-name="P12"><text:span text:style-name="T9">AUB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38" draw:id="id38" draw:layer="layout" svg:width="9.427cm" svg:height="1.736cm" svg:x="23.2cm" svg:y="20.386cm">
          <text:p text:style-name="P12"><text:span text:style-name="T9">THIERRY MAURICE MARCEL/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curve" svg:x1="17.875cm" svg:y1="18.822cm" svg:x2="17.875cm" svg:y2="20.386cm" draw:start-shape="id36" draw:start-glue-point="2" draw:end-shape="id37" draw:end-glue-point="0" svg:d="M17875 18822v1564" svg:viewBox="0 0 1 1565">
          <text:p/>
        </draw:connector>
        <draw:connector draw:style-name="gr8" draw:text-style-name="P22" draw:layer="layout" draw:type="curve" svg:x1="17.875cm" svg:y1="18.822cm" svg:x2="27.913cm" svg:y2="20.386cm" draw:start-shape="id36" draw:start-glue-point="2" draw:end-shape="id38" draw:end-glue-point="0" svg:d="M17875 18822c0 1173 10038 391 10038 1564" svg:viewBox="0 0 10039 1565">
          <text:p/>
        </draw:connector>
        <draw:custom-shape draw:style-name="gr26" draw:text-style-name="P21" xml:id="id40" draw:id="id40" draw:layer="layout" svg:width="9.429cm" svg:height="1.736cm" svg:x="13.161cm" svg:y="26.464cm">
          <text:p text:style-name="P12"><text:span text:style-name="T9">AUB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39" draw:id="id39" draw:layer="layout" svg:width="9.429cm" svg:height="1.736cm" svg:x="13.161cm" svg:y="23.339cm">
          <text:p text:style-name="P12"><text:span text:style-name="T9">Min levenstein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curve" svg:x1="17.875cm" svg:y1="22.122cm" svg:x2="17.875cm" svg:y2="23.339cm" draw:start-shape="id37" draw:start-glue-point="2" draw:end-shape="id39" draw:end-glue-point="0" svg:d="M17875 22122v1217" svg:viewBox="0 0 1 1218">
          <text:p/>
        </draw:connector>
        <draw:connector draw:style-name="gr8" draw:text-style-name="P22" draw:layer="layout" draw:type="curve" svg:x1="27.913cm" svg:y1="22.122cm" svg:x2="17.875cm" svg:y2="23.339cm" draw:start-shape="id38" draw:start-glue-point="2" draw:end-shape="id39" draw:end-glue-point="0" svg:d="M27913 22122c0 913-10038 305-10038 1217" svg:viewBox="0 0 10039 1218">
          <text:p/>
        </draw:connector>
        <draw:connector draw:style-name="gr8" draw:text-style-name="P22" draw:layer="layout" draw:type="curve" svg:x1="17.875cm" svg:y1="25.075cm" svg:x2="17.875cm" svg:y2="26.464cm" draw:start-shape="id39" draw:start-glue-point="2" draw:end-shape="id40" draw:end-glue-point="0" svg:d="M17875 25075v1389" svg:viewBox="0 0 1 1390">
          <text:p/>
        </draw:connector>
        <draw:connector draw:style-name="gr29" draw:text-style-name="P22" draw:layer="layout" draw:type="curve" svg:x1="10.573cm" svg:y1="17.954cm" svg:x2="13.161cm" svg:y2="27.332cm" draw:start-shape="id41" draw:start-glue-point="1" draw:end-shape="id40" draw:end-glue-point="3" svg:d="M10573 17954c1939 0 646 9378 2588 9378" svg:viewBox="0 0 2589 9379">
          <text:p/>
        </draw:connector>
        <draw:custom-shape draw:style-name="gr30" draw:text-style-name="P21" draw:layer="layout" svg:width="9.542cm" svg:height="1.736cm" svg:x="13.048cm" svg:y="10.836cm">
          <text:p text:style-name="P12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542cm" svg:height="1.735cm" svg:x="13.048cm" svg:y="14.657cm">
          <text:p text:style-name="P12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xml:id="id42" draw:id="id42" draw:layer="layout" svg:width="9.426cm" svg:height="1.735cm" svg:x="24.146cm" svg:y="12.745cm">
          <text:p text:style-name="P12"><text:span text:style-name="T9">Min levenstein</text:span></text:p>
          <draw:enhanced-geometry svg:viewBox="0 0 21600 21600" draw:type="rectangle" draw:enhanced-path="M 0 0 L 21600 0 21600 21600 0 21600 0 0 Z N"/>
        </draw:custom-shape>
        <draw:connector draw:style-name="gr8" draw:text-style-name="P22" draw:layer="layout" draw:type="curve" svg:x1="24.146cm" svg:y1="13.612cm" svg:x2="22.59cm" svg:y2="13.612cm" draw:start-shape="id42" draw:start-glue-point="3" draw:end-shape="id43" draw:end-glue-point="1" svg:d="M24146 13612h-1556" svg:viewBox="0 0 1557 1">
          <text:p/>
        </draw:connector>
        <draw:custom-shape draw:style-name="gr32" draw:text-style-name="P23" draw:layer="layout" svg:width="9.426cm" svg:height="1.736cm" svg:x="24.146cm" svg:y="5.278cm">
          <text:p text:style-name="P12"><text:span text:style-name="T9">Égalité stricte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8.572cm" svg:height="1.735cm" svg:x="1.948cm" svg:y="8.232cm">
          <text:p text:style-name="P12"><text:span text:style-name="T9">VELAY BERNARD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9.717cm" svg:height="1.735cm" svg:x="12.873cm" svg:y="8.232cm">
          <text:p text:style-name="P12"><text:span text:style-name="T9">CAISSERIE VELAY BERNARD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9.426cm" svg:height="1.735cm" svg:x="24.146cm" svg:y="8.232cm">
          <text:p text:style-name="P12"><text:span text:style-name="T9">Inclusion</text:span></text:p>
          <draw:enhanced-geometry svg:viewBox="0 0 21600 21600" draw:type="rectangle" draw:enhanced-path="M 0 0 L 21600 0 21600 21600 0 21600 0 0 Z N"/>
        </draw:custom-shape>
        <draw:line draw:style-name="gr35" draw:text-style-name="P22" draw:layer="layout" svg:x1="1.1cm" svg:y1="7.709cm" svg:x2="33.9cm" svg:y2="7.709cm">
          <text:p/>
        </draw:line>
        <draw:line draw:style-name="gr35" draw:text-style-name="P22" draw:layer="layout" svg:x1="1.1cm" svg:y1="16.739cm" svg:x2="33.9cm" svg:y2="16.739cm">
          <text:p/>
        </draw:line>
        <draw:line draw:style-name="gr35" draw:text-style-name="P22" draw:layer="layout" svg:x1="1.1cm" svg:y1="10.488cm" svg:x2="33.9cm" svg:y2="10.488cm">
          <text:p/>
        </draw:line>
        <draw:custom-shape draw:style-name="gr18" draw:text-style-name="P13" draw:layer="layout" svg:width="4.052cm" svg:height="1.736cm" svg:x="-0.052cm" svg:y="-0.022cm">
          <text:p text:style-name="P12"><text:span text:style-name="T4">SIIIC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36" draw:text-style-name="P19" draw:layer="layout" svg:width="13.221cm" svg:height="1.736cm" svg:x="1.948cm" svg:y="3.578cm">
          <text:p text:style-name="P12"><text:span text:style-name="T4">Infogreffe &gt; radiations d’entrep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25.8cm" svg:height="1.737cm" svg:x="2cm" svg:y="9.197cm">
          <text:p text:style-name="P12"><text:span text:style-name="T9">Imagerie aérienne, Google Street View, Mapillary &gt; Deep Learning sur base d’entraînement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14.9cm" svg:height="1.736cm" svg:x="2cm" svg:y="12.186cm">
          <text:p text:style-name="P12"><text:span text:style-name="T9">Images hyperspectrales &gt; activité anthropique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13.352cm" svg:height="1.735cm" svg:x="1.948cm" svg:y="6.332cm">
          <text:p text:style-name="P12"><text:span text:style-name="T9">Fichiers Fonciers &gt; Infos attributai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4.052cm" svg:height="1.736cm" svg:x="-0.052cm" svg:y="-0.022cm">
          <text:p text:style-name="P12"><text:span text:style-name="T4">Pist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2.4cm" svg:height="1.736cm" svg:x="2cm" svg:y="15.086cm">
          <text:p text:style-name="P12"><text:span text:style-name="T9">Déplacements individuels anonymisés d’opérateurs de téléphonie mobile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34.852cm" svg:height="1.735cm" svg:x="1.948cm" svg:y="18.332cm">
          <text:p text:style-name="P12"><text:span text:style-name="T9">Mais quid de la qualité, de l’actualité des données issues des bases de référence BASOL, BASIAS, S3IC ?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Dax" svg:font-family="Dax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5:56:37.789000000</meta:creation-date>
    <meta:editing-duration>P0D</meta:editing-duration>
    <meta:editing-cycles>1</meta:editing-cycles>
    <meta:generator>LibreOffice/5.2.6.2$Windows_X86_64 LibreOffice_project/a3100ed2409ebf1c212f5048fbe377c281438fdc</meta:generator>
    <meta:document-statistic meta:object-count="162"/>
  </office:meta>
</office:document-meta>
</file>